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de la première session : Explications et lancement</text:p>
      <text:p text:style-name="Standard"/>
      <text:p text:style-name="Standard">Cloner le Git</text:p>
      <text:p text:style-name="Standard">APPRENDRE À GÉRER GIT SUR LA CONSOLE</text:p>
      <text:p text:style-name="Standard">utiliser git clone https…. pour cloner dans un dossier</text:p>
      <text:p text:style-name="Standard"/>
      <text:p text:style-name="Standard">git status : donne les différences avec le build su le github</text:p>
      <text:p text:style-name="Standard">utiliser un fichier .gitignore pour sélectionner ce qui n’est pas nécessaire à marquer.</text:p>
      <text:p text:style-name="Standard">git add . : tout ajouter dans l’instance git du PC. Sert à éviter de commit des petits fichiers locaux inutiles. Add . pour tout ajouter, sinon add “fichier ou dossier”</text:p>
      <text:p text:style-name="Standard">git commit -m “texte à écrire pour expliquer”</text:p>
      <text:p text:style-name="Standard">puis git push =&gt; transfère sur le hub.</text:p>
      <text:p text:style-name="Standard">Toujours pull avant de push</text:p>
      <text:p text:style-name="Standard"/>
      <text:p text:style-name="Standard">Avant de commencer à coder, pour avoir les différences :</text:p>
      <text:p text:style-name="Standard">Git status pour voir</text:p>
      <text:p text:style-name="Standard">git pull</text:p>
      <text:p text:style-name="Standard"/>
      <text:p text:style-name="Standard"/>
      <text:p text:style-name="Standard"/>
      <text:p text:style-name="Standard">Dans External : on clone la bibliothèque. Les bibliothèques externes sont sur github, et cloner le git de la bibliothèque afin de </text:p>
      <text:p text:style-name="Standard"/>
      <text:p text:style-name="Standard">Pour Gérer mieux, séparer les fichiers entre les headers et les sources</text:p>
      <text:p text:style-name="Standard">Dossier Source : les .cpp</text:p>
      <text:p text:style-name="Standard">Dossier Include : les.h, les bibliothèques</text:p>
      <text:p text:style-name="Standard">Comme le dossier est pas le même, écrire dans le cpp #include “DossierHeader/header.hpp”</text:p>
      <text:p text:style-name="Standard"><text:soft-page-break/>Permet de savoir quelles bibliothèques sont à nous</text:p>
      <text:p text:style-name="Standard"/>
      <text:p text:style-name="Standard">Dans un CMake_lists.txt, écrire include_directories(Dossier Headers)</text:p>
      <text:p text:style-name="Standard"/>
      <text:p text:style-name="Standard"/>
      <text:p text:style-name="Standard"/>
      <text:p text:style-name="Standard">Il va falloir télécharger des bibliothèques de Fenêtre : (entre autres)</text:p>
      <text:p text:style-name="Standard">SDL2, GLFW, SFML</text:p>
      <text:p text:style-name="Standard">et les cloner dans un dossier</text:p>
      <text:p text:style-name="Standard">Permet d’ouvrir une fenêtre windows et d’afficher des choses dedans.</text:p>
      <text:p text:style-name="Standard"/>
      <text:p text:style-name="Standard"/>
      <text:p text:style-name="Standard">https://github.com/duceux-guillaume/Whatever</text:p>
      <text:p text:style-name="Standard"/>
      <text:p text:style-name="Standard">Modèle pour le projet fait par le chargé de TD</text:p>
      <text:p text:style-name="Standard"/>
      <text:p text:style-name="Standard"/>
      <text:p text:style-name="P1">Si on a fini un travail, mais qu’il n’est pas assez bon pour être mis sur la branche master, on peut branch</text:p>
      <text:p text:style-name="P1">Pour branch, on fait </text:p>
      <text:p text:style-name="Standard">git branch nombranch nomdépart</text:p>
      <text:p text:style-name="Standard">git switch nombranch</text:p>
      <text:p text:style-name="P1">Autres fonctionnalités</text:p>
      <text:p text:style-name="Standard">git branch -l affiche les branches</text:p>
      <text:p text:style-name="Standard">git branch -D branchname détruit la branche</text:p>
      <text:p text:style-name="Standard"/>
      <text:p text:style-name="Standard"/>
      <text:p text:style-name="Standard"><text:soft-page-break/></text:p>
      <text:p text:style-name="Standard">Eviter d’avoir trop de code dépendant de bibliothèques extérieures.</text:p>
      <text:p text:style-name="Standard"/>
      <text:p text:style-name="Standard"><text:a xlink:type="simple" xlink:href="https://blog.adimeo.com/forum-php-2019-clean-architecture" text:style-name="ListLabel_20_1" text:visited-style-name="ListLabel_20_1"><text:span text:style-name="T1">https://blog.adimeo.com/forum-php-2019-clean-architecture</text:span></text:a></text:p>
      <text:p text:style-name="Standard"/>
      <text:p text:style-name="Standard"/>
      <text:p text:style-name="Standard"/>
      <text:p text:style-name="Standard"/>
      <text:p text:style-name="Standard">Pour lancer la fenêtre directement depuis VS :</text:p>
      <text:p text:style-name="Standard"/>
      <text:p text:style-name="Standard">Installer l’extension CMake</text:p>
      <text:p text:style-name="Standard">on peut lancer depuis bin où il y a toutes les bibliothèques avec la flèche class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8" meta:word-count="319" meta:character-count="1977" meta:non-whitespace-character-count="1694"/>
    <meta:generator>LibreOfficeDev/6.0.5.2$Linux_X86_64 LibreOffice_project/</meta:generator>
  </office:meta>
</office:document-meta>
</file>